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P2" style:family="paragraph" style:parent-style-name="Header">
      <style:text-properties officeooo:rsid="001825df" officeooo:paragraph-rsid="001825df"/>
    </style:style>
    <style:style style:name="P3" style:family="paragraph" style:parent-style-name="Standard" style:list-style-name="L1">
      <style:text-properties officeooo:rsid="001fdd97" officeooo:paragraph-rsid="001fdd97"/>
    </style:style>
    <style:style style:name="P4" style:family="paragraph" style:parent-style-name="Standard" style:list-style-name="L1">
      <style:text-properties fo:font-weight="bold" officeooo:rsid="001fdd97" officeooo:paragraph-rsid="001fdd97" style:font-weight-asian="bold" style:font-weight-complex="bold"/>
    </style:style>
    <style:style style:name="P5" style:family="paragraph" style:parent-style-name="Standard" style:list-style-name="L1">
      <style:text-properties officeooo:rsid="001ff74b" officeooo:paragraph-rsid="001ff74b"/>
    </style:style>
    <style:style style:name="P6" style:family="paragraph" style:parent-style-name="Standard" style:list-style-name="L1">
      <style:text-properties officeooo:rsid="00210d3a" officeooo:paragraph-rsid="00210d3a"/>
    </style:style>
    <style:style style:name="P7" style:family="paragraph" style:parent-style-name="Standard" style:list-style-name="L1">
      <style:text-properties officeooo:rsid="002233a0" officeooo:paragraph-rsid="002233a0"/>
    </style:style>
    <style:style style:name="P8" style:family="paragraph" style:parent-style-name="Standard" style:list-style-name="L1">
      <style:text-properties officeooo:rsid="00231572" officeooo:paragraph-rsid="00231572"/>
    </style:style>
    <style:style style:name="T1" style:family="text">
      <style:text-properties officeooo:rsid="001efdc3"/>
    </style:style>
    <style:style style:name="T2" style:family="text">
      <style:text-properties officeooo:rsid="002460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1769913745392582" text:style-name="L1">
        <text:list-item>
          <text:p text:style-name="P3">Overview of networking</text:p>
        </text:list-item>
        <text:list-item>
          <text:p text:style-name="P3">Network core</text:p>
          <text:list>
            <text:list-item>
              <text:p text:style-name="P3">Mesh of interconnected routers</text:p>
            </text:list-item>
            <text:list-item>
              <text:p text:style-name="P3">How is data transferred through the networking</text:p>
              <text:list>
                <text:list-item>
                  <text:p text:style-name="P3">Circuit switching</text:p>
                  <text:list>
                    <text:list-item>
                      <text:p text:style-name="P3">Dedicated line, dedicated circuit per call</text:p>
                    </text:list-item>
                  </text:list>
                </text:list-item>
                <text:list-item>
                  <text:p text:style-name="P3">Packet-switching</text:p>
                  <text:list>
                    <text:list-item>
                      <text:p text:style-name="P3">Through net in discrete chunk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ircuit switching</text:p>
          <text:list>
            <text:list-item>
              <text:p text:style-name="P3">End to end</text:p>
            </text:list-item>
            <text:list-item>
              <text:p text:style-name="P3">Used in either direction</text:p>
            </text:list-item>
            <text:list-item>
              <text:p text:style-name="P3">Capability depends on bandwidth</text:p>
              <text:list>
                <text:list-item>
                  <text:p text:style-name="P3">Tranmission rate, usually expressed in bits per second</text:p>
                </text:list-item>
              </text:list>
            </text:list-item>
            <text:list-item>
              <text:p text:style-name="P3">No sharing with other systems</text:p>
            </text:list-item>
            <text:list-item>
              <text:p text:style-name="P3">Network resources divided into pieces</text:p>
            </text:list-item>
            <text:list-item>
              <text:p text:style-name="P3">Pieces allocated to calls</text:p>
            </text:list-item>
            <text:list-item>
              <text:p text:style-name="P3">Resource piece idle if not used (no sharing)</text:p>
            </text:list-item>
            <text:list-item>
              <text:p text:style-name="P3">Consumers are charged per minute basis</text:p>
            </text:list-item>
          </text:list>
        </text:list-item>
        <text:list-item>
          <text:p text:style-name="P4">Frequency division multiplexing</text:p>
          <text:list>
            <text:list-item>
              <text:p text:style-name="P3">Each frequency rotates</text:p>
            </text:list-item>
          </text:list>
        </text:list-item>
        <text:list-item>
          <text:p text:style-name="P4">Time division multiplexing</text:p>
          <text:list>
            <text:list-item>
              <text:p text:style-name="P3">Link shared by rotating through users</text:p>
            </text:list-item>
          </text:list>
        </text:list-item>
        <text:list-item>
          <text:p text:style-name="P5">Packet switching</text:p>
          <text:list>
            <text:list-item>
              <text:p text:style-name="P5">Streams share network resources</text:p>
            </text:list-item>
            <text:list-item>
              <text:p text:style-name="P5">Each packet uses full link bandwidth</text:p>
            </text:list-item>
            <text:list-item>
              <text:p text:style-name="P5">Resources used as needed</text:p>
            </text:list-item>
            <text:list-item>
              <text:p text:style-name="P6">Source divides outgoing message into packets</text:p>
            </text:list-item>
            <text:list-item>
              <text:p text:style-name="P6">Destination recovers original data</text:p>
            </text:list-item>
            <text:list-item>
              <text:p text:style-name="P6"/>
            </text:list-item>
            <text:list-item>
              <text:p text:style-name="P6">Each packet travels independently</text:p>
              <text:list>
                <text:list-item>
                  <text:p text:style-name="P6">May follow different paths</text:p>
                </text:list-item>
                <text:list-item>
                  <text:p text:style-name="P6">Can be retransmitted if lost</text:p>
                </text:list-item>
              </text:list>
            </text:list-item>
          </text:list>
        </text:list-item>
        <text:list-item>
          <text:p text:style-name="P6">Resource contention</text:p>
          <text:list>
            <text:list-item>
              <text:p text:style-name="P6">Aggregate resource demand can exceed amount available</text:p>
            </text:list-item>
            <text:list-item>
              <text:p text:style-name="P6">Congestions – packets queue wait for link</text:p>
            </text:list-item>
          </text:list>
        </text:list-item>
        <text:list-item>
          <text:p text:style-name="P7">Functions of packet-switching networks</text:p>
          <text:list>
            <text:list-item>
              <text:p text:style-name="P7">Packet construction</text:p>
              <text:list>
                <text:list-item>
                  <text:p text:style-name="P8">encode</text:p>
                </text:list-item>
              </text:list>
            </text:list-item>
            <text:list-item>
              <text:p text:style-name="P7">Packet transmission</text:p>
              <text:list>
                <text:list-item>
                  <text:p text:style-name="P8">Send packet</text:p>
                </text:list-item>
              </text:list>
            </text:list-item>
            <text:list-item>
              <text:p text:style-name="P8">Packet interpretation</text:p>
              <text:list>
                <text:list-item>
                  <text:p text:style-name="P8">Unpack/decode</text:p>
                </text:list-item>
                <text:list-item>
                  <text:p text:style-name="P8">Should acknowledge receipt</text:p>
                </text:list-item>
              </text:list>
            </text:list-item>
            <text:list-item>
              <text:p text:style-name="P8">Routing – determines source to destination</text:p>
            </text:list-item>
            <text:list-item>
              <text:p text:style-name="P8">Forwarding – move packets from routers input to appropriate router out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825df" officeooo:paragraph-rsid="001825df"/>
    </style:style>
    <style:style style:name="MT1" style:family="text">
      <style:text-properties officeooo:rsid="0024606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72</text:p>
        <text:p text:style-name="MP2">Lecture <text:span text:style-name="MT1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3:09:48.021140410</meta:creation-date>
    <dc:date>2014-04-01T23:14:10.574000000</dc:date>
    <meta:editing-duration>PT20M3S</meta:editing-duration>
    <meta:editing-cycles>8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47" meta:word-count="229" meta:character-count="1353" meta:non-whitespace-character-count="1212"/>
  </office:meta>
</office:document-meta>
</file>